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opacity="86%" draw:textarea-horizontal-align="justify" draw:textarea-vertical-align="middle" draw:auto-grow-height="false" fo:min-height="12.45cm" fo:min-width="9.6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1.02cm" fo:min-width="0.77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800080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8cm" fo:min-width="0.716cm" fo:padding-top="0.152cm" fo:padding-bottom="0.152cm" fo:padding-left="0.277cm" fo:padding-right="0.277cm"/>
    </style:style>
    <style:style style:name="gr6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6.1cm" fo:min-width="4.58cm" fo:padding-top="0.212cm" fo:padding-bottom="0.212cm" fo:padding-left="0.337cm" fo:padding-right="0.337cm"/>
    </style:style>
    <style:style style:name="gr7" style:family="graphic" style:parent-style-name="standard">
      <style:graphic-properties svg:stroke-width="0.176cm" draw:marker-start-width="0.463cm" draw:marker-end-width="0.463cm" draw:fill="none" draw:opacity="86%" draw:textarea-horizontal-align="justify" draw:textarea-vertical-align="middle" draw:auto-grow-height="false" fo:min-height="5.926cm" fo:min-width="4.406cm" fo:padding-top="0.212cm" fo:padding-bottom="0.212cm" fo:padding-left="0.337cm" fo:padding-right="0.337cm"/>
    </style:style>
    <style:style style:name="gr8" style:family="graphic" style:parent-style-name="standard">
      <style:graphic-properties svg:stroke-width="0.176cm" svg:stroke-color="#2a6099" draw:marker-start-width="0.463cm" draw:marker-end-width="0.463cm" draw:fill="none" draw:opacity="86%" draw:textarea-horizontal-align="justify" draw:textarea-vertical-align="middle" draw:auto-grow-height="false" fo:min-height="5.926cm" fo:min-width="4.406cm" fo:padding-top="0.212cm" fo:padding-bottom="0.212cm" fo:padding-left="0.337cm" fo:padding-right="0.3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915cm" fo:min-width="4.418cm" fo:padding-top="0.178cm" fo:padding-bottom="0.178cm" fo:padding-left="0.303cm" fo:padding-right="0.303cm"/>
    </style:style>
    <style:style style:name="gr13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svg:stroke-color="#ff8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>
      <style:graphic-properties svg:stroke-width="0.053cm" svg:stroke-color="#ff972f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16" style:family="graphic" style:parent-style-name="standard">
      <style:graphic-properties svg:stroke-width="0.053cm" svg:stroke-color="#ff860d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17" style:family="graphic" style:parent-style-name="standard">
      <style:graphic-properties svg:stroke-width="0.053cm" svg:stroke-color="#ff860d" draw:marker-start-width="0.28cm" draw:marker-end-width="0.28cm" draw:fill="solid" draw:fill-color="#8d1d75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18" style:family="graphic" style:parent-style-name="objectwithoutfill">
      <style:graphic-properties svg:stroke-color="#ff860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loext:graphic-properties draw:fill="none" draw:opacity="86%"/>
      <style:paragraph-properties fo:text-align="center"/>
    </style:style>
    <style:style style:name="P2" style:family="paragraph">
      <loext:graphic-properties draw:fill="solid" draw:fill-color="#ffffff" draw:opacity="86%"/>
      <style:paragraph-properties fo:text-align="center"/>
    </style:style>
    <style:style style:name="P3" style:family="paragraph">
      <loext:graphic-properties draw:fill="solid" draw:fill-color="#800080" draw:opacity="86%"/>
      <style:paragraph-properties fo:text-align="center"/>
    </style:style>
    <style:style style:name="P4" style:family="paragraph">
      <style:text-properties fo:color="#2a6099" loext:opacity="100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2a6099" loext:opacity="100%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loext:opacity="100%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8d1d75" draw:opacity="86%"/>
      <style:paragraph-properties fo:text-align="center"/>
    </style:style>
    <style:style style:name="P11" style:family="paragraph">
      <style:text-properties fo:color="#2a6099" loext:opacity="100%"/>
    </style:style>
    <style:style style:name="P12" style:family="paragraph">
      <loext:graphic-properties draw:fill="none" draw:fill-color="#ffffff"/>
      <style:text-properties fo:color="#2a6099" loext:opacity="100%"/>
    </style:style>
    <style:style style:name="P13" style:family="paragraph">
      <loext:graphic-properties draw:fill="none" draw:fill-color="#ffffff"/>
    </style:style>
    <style:style style:name="P14" style:family="paragraph">
      <style:text-properties fo:color="#ff860d" loext:opacity="100%"/>
    </style:style>
    <style:style style:name="P15" style:family="paragraph">
      <loext:graphic-properties draw:fill="none" draw:fill-color="#ffffff"/>
      <style:text-properties fo:color="#ff860d" loext:opacity="100%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ff860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2.7cm" svg:x="6.255cm" svg:y="1.5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255cm" svg:y="12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12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12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12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12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12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12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12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11.7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11.7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11.7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11.7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11.7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11.7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11.7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11.7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10.4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10.4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8.795cm" svg:y="10.4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10.4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10.4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10.4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10.4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10.4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9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9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9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9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9.1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9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9.1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9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7.8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7.525cm" svg:y="7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7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7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7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7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7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7.8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6.6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6.6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6.6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6.6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589cm" svg:y="6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29cm" svg:y="6.6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6.6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6.6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5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5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5.3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0.065cm" svg:y="5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5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5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5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5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4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4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4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4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4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4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4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4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255cm" svg:y="1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7.525cm" svg:y="1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795cm" svg:y="1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0.065cm" svg:y="1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1.335cm" svg:y="1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2.605cm" svg:y="1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3.875cm" svg:y="1.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145cm" svg:y="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8cm" svg:height="6.35cm" svg:x="6.255cm" svg:y="7.8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6.35cm" svg:x="11.329cm" svg:y="7.8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08cm" svg:height="6.35cm" svg:x="6.255cm" svg:y="1.5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6.35cm" svg:x="11.329cm" svg:y="1.5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689cm" svg:height="0.962cm" svg:x="1.27cm" svg:y="10.564cm">
          <draw:text-box>
            <text:p text:style-name="P4"><text:span text:style-name="T1">bl</text:span><text:span text:style-name="T1">o</text:span><text:span text:style-name="T1">ck</text:span><text:span text:style-name="T1">Id</text:span><text:span text:style-name="T1">x.</text:span><text:span text:style-name="T1">y </text:span><text:span text:style-name="T1">= </text:span><text:span text:style-name="T1">1</text:span></text:p>
          </draw:text-box>
        </draw:frame>
        <draw:frame draw:style-name="gr9" draw:text-style-name="P5" draw:layer="layout" svg:width="4.689cm" svg:height="0.962cm" svg:x="1.277cm" svg:y="4.201cm">
          <draw:text-box>
            <text:p text:style-name="P4"><text:span text:style-name="T1">bl</text:span><text:span text:style-name="T1">o</text:span><text:span text:style-name="T1">ck</text:span><text:span text:style-name="T1">Id</text:span><text:span text:style-name="T1">x.</text:span><text:span text:style-name="T1">y </text:span><text:span text:style-name="T1">= </text:span><text:span text:style-name="T1">0</text:span></text:p>
          </draw:text-box>
        </draw:frame>
        <draw:frame draw:style-name="gr9" draw:text-style-name="P5" draw:layer="layout" svg:width="4.689cm" svg:height="0.962cm" svg:x="6.394cm" svg:y="0.308cm">
          <draw:text-box>
            <text:p text:style-name="P4"><text:span text:style-name="T1">bl</text:span><text:span text:style-name="T1">o</text:span><text:span text:style-name="T1">ck</text:span><text:span text:style-name="T1">Id</text:span><text:span text:style-name="T1">x.</text:span><text:span text:style-name="T1">x </text:span><text:span text:style-name="T1">= </text:span><text:span text:style-name="T1">0</text:span></text:p>
          </draw:text-box>
        </draw:frame>
        <draw:frame draw:style-name="gr9" draw:text-style-name="P5" draw:layer="layout" svg:width="4.689cm" svg:height="0.962cm" svg:x="11.747cm" svg:y="0.317cm">
          <draw:text-box>
            <text:p text:style-name="P4"><text:span text:style-name="T1">bl</text:span><text:span text:style-name="T1">o</text:span><text:span text:style-name="T1">ck</text:span><text:span text:style-name="T1">Id</text:span><text:span text:style-name="T1">x.</text:span><text:span text:style-name="T1">x </text:span><text:span text:style-name="T1">= </text:span><text:span text:style-name="T1">1</text:span></text:p>
          </draw:text-box>
        </draw:frame>
        <draw:frame draw:style-name="gr10" draw:text-style-name="P5" draw:layer="layout" svg:width="4.968cm" svg:height="0.962cm" draw:transform="rotate (-1.5707963267949) translate (18.097cm 8.572cm)">
          <draw:text-box>
            <text:p text:style-name="P4"><text:span text:style-name="T1">bl</text:span><text:span text:style-name="T1">o</text:span><text:span text:style-name="T1">ck</text:span><text:span text:style-name="T1">Di</text:span><text:span text:style-name="T1">m</text:span><text:span text:style-name="T1">.y </text:span><text:span text:style-name="T1">= </text:span><text:span text:style-name="T1">5</text:span></text:p>
          </draw:text-box>
        </draw:frame>
        <draw:line draw:style-name="gr11" draw:text-style-name="P6" draw:layer="layout" svg:x1="16.827cm" svg:y1="7.937cm" svg:x2="16.827cm" svg:y2="14.287cm">
          <text:p/>
        </draw:line>
        <draw:line draw:style-name="gr11" draw:text-style-name="P6" draw:layer="layout" svg:x1="18.415cm" svg:y1="1.611cm" svg:x2="18.415cm" svg:y2="14.287cm">
          <text:p/>
        </draw:line>
        <draw:frame draw:style-name="gr10" draw:text-style-name="P8" draw:layer="layout" svg:width="4.968cm" svg:height="0.962cm" draw:transform="rotate (-1.5707963267949) translate (19.685cm 6.032cm)">
          <draw:text-box>
            <text:p text:style-name="P7"><text:span text:style-name="T2">gr</text:span><text:span text:style-name="T2">id</text:span><text:span text:style-name="T2">Di</text:span><text:span text:style-name="T2">m</text:span><text:span text:style-name="T2">.y </text:span><text:span text:style-name="T2">= </text:span><text:span text:style-name="T2">2</text:span></text:p>
          </draw:text-box>
        </draw:frame>
      </draw:page>
      <draw:page draw:name="page2" draw:style-name="dp1" draw:master-page-name="Default">
        <draw:custom-shape draw:style-name="gr3" draw:text-style-name="P2" draw:layer="layout" svg:width="1.27cm" svg:height="1.27cm" svg:x="4.445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6.947cm" svg:y="4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703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8.199cm" svg:y="4.4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024cm" svg:height="1.271cm" svg:x="4.445cm" svg:y="4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27cm" svg:height="1.27cm" svg:x="4.445cm" svg:y="4.445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27cm" svg:height="1.27cm" svg:x="6.947cm" svg:y="4.446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27cm" svg:x="5.703cm" svg:y="4.445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27cm" svg:x="8.199cm" svg:y="4.446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024cm" svg:height="1.271cm" svg:x="4.445cm" svg:y="4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27cm" svg:height="1.27cm" svg:x="9.44cm" svg:y="4.445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27cm" svg:height="1.27cm" svg:x="11.942cm" svg:y="4.446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27cm" svg:height="1.27cm" svg:x="10.698cm" svg:y="4.445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1.27cm" svg:x="13.194cm" svg:y="4.446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024cm" svg:height="1.271cm" svg:x="9.44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4.446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6.948cm" svg:y="4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5.704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18.2cm" svg:y="4.4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024cm" svg:height="1.271cm" svg:x="14.446cm" svg:y="4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27cm" svg:height="1.27cm" svg:x="14.446cm" svg:y="4.445cm">
          <text:p text:style-name="P9">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27cm" svg:height="1.27cm" svg:x="16.948cm" svg:y="4.446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27cm" svg:height="1.27cm" svg:x="15.704cm" svg:y="4.445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1.27cm" svg:x="18.2cm" svg:y="4.446cm">
          <text:p text:style-name="P9">3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024cm" svg:height="1.271cm" svg:x="14.446cm" svg:y="4.44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499cm" svg:height="0.962cm" svg:x="0.843cm" svg:y="5.939cm">
          <draw:text-box>
            <text:p text:style-name="P11"><text:span text:style-name="T3">bl</text:span><text:span text:style-name="T3">oc</text:span><text:span text:style-name="T3">kI</text:span><text:span text:style-name="T3">dx</text:span><text:span text:style-name="T3">.x </text:span></text:p>
          </draw:text-box>
        </draw:frame>
        <draw:frame draw:style-name="gr9" draw:text-style-name="P12" draw:layer="layout" svg:width="0.853cm" svg:height="0.962cm" svg:x="6.591cm" svg:y="6.032cm">
          <draw:text-box>
            <text:p text:style-name="P11"><text:span text:style-name="T3">0</text:span></text:p>
          </draw:text-box>
        </draw:frame>
        <draw:frame draw:style-name="gr9" draw:text-style-name="P12" draw:layer="layout" svg:width="0.853cm" svg:height="0.962cm" svg:x="11.55cm" svg:y="6.032cm">
          <draw:text-box>
            <text:p text:style-name="P11"><text:span text:style-name="T3">1</text:span></text:p>
          </draw:text-box>
        </draw:frame>
        <draw:frame draw:style-name="gr9" draw:text-style-name="P12" draw:layer="layout" svg:width="0.853cm" svg:height="0.962cm" svg:x="16.551cm" svg:y="6.032cm">
          <draw:text-box>
            <text:p text:style-name="P11"><text:span text:style-name="T3">2</text:span></text:p>
          </draw:text-box>
        </draw:frame>
        <draw:frame draw:style-name="gr9" draw:text-style-name="P13" draw:layer="layout" svg:width="3.817cm" svg:height="0.962cm" svg:x="0.392cm" svg:y="4.621cm">
          <draw:text-box>
            <text:p>threadIdx.x </text:p>
          </draw:text-box>
        </draw:frame>
        <draw:line draw:style-name="gr18" draw:text-style-name="P6" draw:layer="layout" svg:x1="4.445cm" svg:y1="3.81cm" svg:x2="9.437cm" svg:y2="3.822cm">
          <text:p/>
        </draw:line>
        <draw:frame draw:style-name="gr9" draw:text-style-name="P15" draw:layer="layout" svg:width="4.503cm" svg:height="0.962cm" svg:x="4.762cm" svg:y="2.54cm">
          <draw:text-box>
            <text:p text:style-name="P14"><text:span text:style-name="T4">bl</text:span><text:span text:style-name="T4">oc</text:span><text:span text:style-name="T4">k</text:span><text:span text:style-name="T4">Di</text:span><text:span text:style-name="T4">m.</text:span><text:span text:style-name="T4">x=</text:span><text:span text:style-name="T4">4 </text:span></text:p>
          </draw:text-box>
        </draw:frame>
        <draw:line draw:style-name="gr18" draw:text-style-name="P6" draw:layer="layout" svg:x1="4.445cm" svg:y1="7.302cm" svg:x2="19.367cm" svg:y2="7.302cm">
          <text:p/>
        </draw:line>
        <draw:frame draw:style-name="gr19" draw:text-style-name="P15" draw:layer="layout" svg:width="4.079cm" svg:height="0.962cm" svg:x="9.891cm" svg:y="7.62cm">
          <draw:text-box>
            <text:p text:style-name="P14"><text:span text:style-name="T4">gri</text:span><text:span text:style-name="T4">d</text:span><text:span text:style-name="T4">Di</text:span><text:span text:style-name="T4">m.</text:span><text:span text:style-name="T4">x=</text:span><text:span text:style-name="T4">3 </text:span></text:p>
          </draw:text-box>
        </draw:frame>
        <draw:frame draw:style-name="gr9" draw:text-style-name="P13" draw:layer="layout" svg:width="16.334cm" svg:height="0.962cm" svg:x="3.351cm" svg:y="8.89cm">
          <draw:text-box>
            <text:p>p = <text:span text:style-name="T3">bl</text:span><text:span text:style-name="T3">oc</text:span><text:span text:style-name="T3">kI</text:span><text:span text:style-name="T3">dx</text:span><text:span text:style-name="T3">.x</text:span> * <text:span text:style-name="T4">bl</text:span><text:span text:style-name="T4">oc</text:span><text:span text:style-name="T4">k</text:span><text:span text:style-name="T4">Di</text:span><text:span text:style-name="T4">m.</text:span><text:span text:style-name="T4">x</text:span> + threadIdx.x = <text:span text:style-name="T3">2</text:span> * <text:span text:style-name="T4">4</text:span> + 1 = 9 </text:p>
          </draw:text-box>
        </draw:frame>
        <draw:frame draw:style-name="gr20" draw:text-style-name="P13" draw:layer="layout" svg:width="1.806cm" svg:height="0.962cm" svg:x="15.339cm" svg:y="3.165cm">
          <draw:text-box>
            <text:p>p=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="Dimension_20_Lines" draw:marker-start-width="0.35cm" draw:marker-end="Dimension_20_Lines" draw:marker-end-width="0.3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14:38:37.686591310</meta:creation-date>
    <dc:date>2023-02-20T18:11:58.339294680</dc:date>
    <meta:editing-duration>PT43M44S</meta:editing-duration>
    <meta:editing-cycles>12</meta:editing-cycles>
    <meta:generator>LibreOffice/7.3.7.2$Linux_X86_64 LibreOffice_project/30$Build-2</meta:generator>
    <meta:document-statistic meta:object-count="129"/>
  </office:meta>
</office:document-meta>
</file>